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71" calcext:value-type="float">
            <text:p>671</text:p>
          </table:table-cell>
          <table:table-cell table:style-name="ce7" table:formula="of:=COUNTIF([.B7:.B999];&quot;X&quot;)" office:value-type="float" office:value="563" calcext:value-type="float">
            <text:p>563</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7" calcext:value-type="float">
            <text:p>77</text:p>
          </table:table-cell>
          <table:table-cell table:style-name="ce25" table:formula="of:=SUM([.B2:.F2])" office:value-type="float" office:value="712" calcext:value-type="float">
            <text:p>71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3" table:number-rows-repeated="283">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0-14">00/00/0000</text:date>, <text:time style:data-style-name="N2" text:time-value="19:35:22.02999711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0-14T19:36:22.135365810</dc:date>
    <meta:editing-duration>PT18H6M41S</meta:editing-duration>
    <meta:editing-cycles>657</meta:editing-cycles>
    <meta:document-statistic meta:table-count="1" meta:cell-count="4030" meta:object-count="0"/>
  </office:meta>
</office:document-meta>
</file>